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4pt" officeooo:paragraph-rsid="0013d4ad" style:font-size-asian="38.5pt" style:font-size-complex="44pt"/>
    </style:style>
    <style:style style:name="P2" style:family="paragraph" style:parent-style-name="Standard">
      <style:paragraph-properties fo:text-align="start" style:justify-single-word="false"/>
      <style:text-properties fo:font-size="36pt" officeooo:rsid="00155792" officeooo:paragraph-rsid="00155792" fo:background-color="#ffffff" style:font-size-asian="31.5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36pt" officeooo:rsid="00155792" officeooo:paragraph-rsid="00155792" fo:background-color="#ffffff" style:font-size-asian="31.5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36pt" officeooo:rsid="0017534f" officeooo:paragraph-rsid="0017534f" fo:background-color="#ffffff" style:font-size-asian="31.5pt" style:font-size-complex="3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officeooo:rsid="0013d4ad" fo:background-color="#ff3333" loext:char-shading-value="0"/>
    </style:style>
    <style:style style:name="T4" style:family="text">
      <style:text-properties officeooo:rsid="00155792" fo:background-color="#ff3333" loext:char-shading-value="0"/>
    </style:style>
    <style:style style:name="T5" style:family="text">
      <style:text-properties officeooo:rsid="00168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<text:span text:style-name="T1"><text:s/></text:span><text:span text:style-name="T2"><text:s/></text:span><text:span text:style-name="T3">A viag</text:span><text:span text:style-name="T4">em</text:span></text:p>
      <text:p text:style-name="P2">Uma vez fui minha família decidiu fazer uma viagem para o pantanal.</text:p>
      <text:p text:style-name="P2">No começo tava <text:span text:style-name="T5">tudo</text:span> de <text:s/>boa toda a parada era<text:span text:style-name="T5"> para</text:span> <text:span text:style-name="T5">comer, ai tava um calor infernal minha mãe tinha um borrifador de água <text:s/>e eu e minha prima atrás e cada hora ela jogava água em nos (porque o carro não tinha ar condicionado) aí em uma parada paramos em dourados aí sem ver paramos na frente <text:s/>do estádio de futebol.</text:span></text:p>
      <text:p text:style-name="P4">E esta foi a minha viagem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21:40.611089021</meta:creation-date>
    <dc:date>2022-09-15T14:15:29.992991044</dc:date>
    <meta:editing-duration>PT23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2" meta:character-count="431" meta:non-whitespace-character-count="336"/>
  </office:meta>
</office:document-meta>
</file>